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6.2917in" svg:height="3.5453in" svg:x="0.8772in" svg:y="4.5173in">
            <draw:object draw:notify-on-update-of-ranges="Galileo.B3:Galileo.B23 Galileo.L2:Galileo.L2 Galileo.L3:Galileo.L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17in" svg:height="3.5453in" svg:x="8.5551in" svg:y="4.6953in">
            <draw:object draw:notify-on-update-of-ranges="Galileo.B3:Galileo.B23 Galileo.K2:Galileo.K2 Galileo.K3:Galileo.K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M Name</text:p>
          </table:table-cell>
          <table:table-cell office:value-type="string" calcext:value-type="string">
            <text:p>BM1 (mA)</text:p>
          </table:table-cell>
          <table:table-cell office:value-type="string" calcext:value-type="string">
            <text:p>BM2 (mA)</text:p>
          </table:table-cell>
          <table:table-cell office:value-type="string" calcext:value-type="string">
            <text:p>BM3 (mA)</text:p>
          </table:table-cell>
          <table:table-cell office:value-type="string" calcext:value-type="string">
            <text:p>T1 (mS)</text:p>
          </table:table-cell>
          <table:table-cell office:value-type="string" calcext:value-type="string">
            <text:p>T2 (mS)</text:p>
          </table:table-cell>
          <table:table-cell office:value-type="string" calcext:value-type="string">
            <text:p>T3 (mS)</text:p>
          </table:table-cell>
          <table:table-cell office:value-type="string" calcext:value-type="string">
            <text:p>Median BM (mA)</text:p>
          </table:table-cell>
          <table:table-cell office:value-type="string" calcext:value-type="string">
            <text:p>Median T (S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Energy (mW/h)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bench</text:p>
          </table:table-cell>
          <table:table-cell office:value-type="string" calcext:value-type="string">
            <text:p>medtime</text:p>
          </table:table-cell>
          <table:table-cell office:value-type="string" calcext:value-type="string">
            <text:p>powerW</text:p>
          </table:table-cell>
          <table:table-cell office:value-type="string" calcext:value-type="string">
            <text:p>energymW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1.9" calcext:value-type="float">
            <text:p>431.9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129147" calcext:value-type="float">
            <text:p>129147</text:p>
          </table:table-cell>
          <table:table-cell table:formula="of:=MEDIAN([.C3:.E3])" office:value-type="float" office:value="432" calcext:value-type="float">
            <text:p>432</text:p>
          </table:table-cell>
          <table:table-cell table:formula="of:=MEDIAN([.F3:.H3])/1000" office:value-type="float" office:value="129.147" calcext:value-type="float">
            <text:p>129.147</text:p>
          </table:table-cell>
          <table:table-cell table:formula="of:=[.I3]*6.36/1000" office:value-type="float" office:value="2.74752" calcext:value-type="float">
            <text:p>2.74752</text:p>
          </table:table-cell>
          <table:table-cell table:formula="of:=(([.I3]/1000*5.16)/1000)/(3600/[.J3]/1000000)" office:value-type="float" office:value="79.9678224" calcext:value-type="float">
            <text:p>79.9678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0.2" calcext:value-type="float">
            <text:p>430.2</text:p>
          </table:table-cell>
          <table:table-cell office:value-type="float" office:value="430.4" calcext:value-type="float">
            <text:p>430.4</text:p>
          </table:table-cell>
          <table:table-cell office:value-type="float" office:value="430.3" calcext:value-type="float">
            <text:p>430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4:.E4])" office:value-type="float" office:value="430.3" calcext:value-type="float">
            <text:p>430.3</text:p>
          </table:table-cell>
          <table:table-cell table:formula="of:=MEDIAN([.F4:.H4])/1000" office:value-type="float" office:value="145.291" calcext:value-type="float">
            <text:p>145.291</text:p>
          </table:table-cell>
          <table:table-cell table:formula="of:=[.I4]*6.36/1000" office:value-type="float" office:value="2.736708" calcext:value-type="float">
            <text:p>2.736708</text:p>
          </table:table-cell>
          <table:table-cell table:formula="of:=(([.I4]/1000*5.16)/1000)/(3600/[.J4]/1000000)" office:value-type="float" office:value="89.6101614633333" calcext:value-type="float">
            <text:p>89.6101614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31.1" calcext:value-type="float">
            <text:p>431.1</text:p>
          </table:table-cell>
          <table:table-cell office:value-type="float" office:value="161435" calcext:value-type="float">
            <text:p>161435</text:p>
          </table:table-cell>
          <table:table-cell table:number-columns-repeated="2" office:value-type="float" office:value="161434" calcext:value-type="float">
            <text:p>161434</text:p>
          </table:table-cell>
          <table:table-cell table:formula="of:=MEDIAN([.C5:.E5])" office:value-type="float" office:value="431.1" calcext:value-type="float">
            <text:p>431.1</text:p>
          </table:table-cell>
          <table:table-cell table:formula="of:=MEDIAN([.F5:.H5])/1000" office:value-type="float" office:value="161.434" calcext:value-type="float">
            <text:p>161.434</text:p>
          </table:table-cell>
          <table:table-cell table:formula="of:=[.I5]*6.36/1000" office:value-type="float" office:value="2.741796" calcext:value-type="float">
            <text:p>2.741796</text:p>
          </table:table-cell>
          <table:table-cell table:formula="of:=(([.I5]/1000*5.16)/1000)/(3600/[.J5]/1000000)" office:value-type="float" office:value="99.75168294" calcext:value-type="float">
            <text:p>99.75168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1.7" calcext:value-type="float">
            <text:p>431.7</text:p>
          </table:table-cell>
          <table:table-cell office:value-type="float" office:value="431.5" calcext:value-type="float">
            <text:p>431.5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6:.E6])" office:value-type="float" office:value="431.5" calcext:value-type="float">
            <text:p>431.5</text:p>
          </table:table-cell>
          <table:table-cell table:formula="of:=MEDIAN([.F6:.H6])/1000" office:value-type="float" office:value="145.291" calcext:value-type="float">
            <text:p>145.291</text:p>
          </table:table-cell>
          <table:table-cell table:formula="of:=[.I6]*6.36/1000" office:value-type="float" office:value="2.74434" calcext:value-type="float">
            <text:p>2.74434</text:p>
          </table:table-cell>
          <table:table-cell table:formula="of:=(([.I6]/1000*5.16)/1000)/(3600/[.J6]/1000000)" office:value-type="float" office:value="89.8600619833333" calcext:value-type="float">
            <text:p>89.8600619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office:value-type="float" office:value="435.3" calcext:value-type="float">
            <text:p>435.3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5" calcext:value-type="float">
            <text:p>435.5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7:.E7])" office:value-type="float" office:value="435.3" calcext:value-type="float">
            <text:p>435.3</text:p>
          </table:table-cell>
          <table:table-cell table:formula="of:=MEDIAN([.F7:.H7])/1000" office:value-type="float" office:value="145.291" calcext:value-type="float">
            <text:p>145.291</text:p>
          </table:table-cell>
          <table:table-cell table:formula="of:=[.I7]*6.36/1000" office:value-type="float" office:value="2.768508" calcext:value-type="float">
            <text:p>2.768508</text:p>
          </table:table-cell>
          <table:table-cell table:formula="of:=(([.I7]/1000*5.16)/1000)/(3600/[.J7]/1000000)" office:value-type="float" office:value="90.65141363" calcext:value-type="float">
            <text:p>90.65141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2.1" calcext:value-type="float">
            <text:p>432.1</text:p>
          </table:table-cell>
          <table:table-cell office:value-type="float" office:value="431.2" calcext:value-type="float">
            <text:p>431.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8:.E8])" office:value-type="float" office:value="431.4" calcext:value-type="float">
            <text:p>431.4</text:p>
          </table:table-cell>
          <table:table-cell table:formula="of:=MEDIAN([.F8:.H8])/1000" office:value-type="float" office:value="145.291" calcext:value-type="float">
            <text:p>145.291</text:p>
          </table:table-cell>
          <table:table-cell table:formula="of:=[.I8]*6.36/1000" office:value-type="float" office:value="2.743704" calcext:value-type="float">
            <text:p>2.743704</text:p>
          </table:table-cell>
          <table:table-cell table:formula="of:=(([.I8]/1000*5.16)/1000)/(3600/[.J8]/1000000)" office:value-type="float" office:value="89.83923694" calcext:value-type="float">
            <text:p>89.83923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\_32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3" calcext:value-type="float">
            <text:p>435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9:.E9])" office:value-type="float" office:value="435.2" calcext:value-type="float">
            <text:p>435.2</text:p>
          </table:table-cell>
          <table:table-cell table:formula="of:=MEDIAN([.F9:.H9])/1000" office:value-type="float" office:value="145.291" calcext:value-type="float">
            <text:p>145.291</text:p>
          </table:table-cell>
          <table:table-cell table:formula="of:=[.I9]*6.36/1000" office:value-type="float" office:value="2.767872" calcext:value-type="float">
            <text:p>2.767872</text:p>
          </table:table-cell>
          <table:table-cell table:formula="of:=(([.I9]/1000*5.16)/1000)/(3600/[.J9]/1000000)" office:value-type="float" office:value="90.6305885866667" calcext:value-type="float">
            <text:p>90.6305885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32.8" calcext:value-type="float">
            <text:p>432.8</text:p>
          </table:table-cell>
          <table:table-cell office:value-type="float" office:value="433.5" calcext:value-type="float">
            <text:p>433.5</text:p>
          </table:table-cell>
          <table:table-cell office:value-type="float" office:value="177578" calcext:value-type="float">
            <text:p>177578</text:p>
          </table:table-cell>
          <table:table-cell table:number-columns-repeated="2" office:value-type="float" office:value="177579" calcext:value-type="float">
            <text:p>177579</text:p>
          </table:table-cell>
          <table:table-cell table:formula="of:=MEDIAN([.C10:.E10])" office:value-type="float" office:value="432.8" calcext:value-type="float">
            <text:p>432.8</text:p>
          </table:table-cell>
          <table:table-cell table:formula="of:=MEDIAN([.F10:.H10])/1000" office:value-type="float" office:value="177.579" calcext:value-type="float">
            <text:p>177.579</text:p>
          </table:table-cell>
          <table:table-cell table:formula="of:=[.I10]*6.36/1000" office:value-type="float" office:value="2.752608" calcext:value-type="float">
            <text:p>2.752608</text:p>
          </table:table-cell>
          <table:table-cell table:formula="of:=(([.I10]/1000*5.16)/1000)/(3600/[.J10]/1000000)" office:value-type="float" office:value="110.16054072" calcext:value-type="float">
            <text:p>110.16054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l\_0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6" calcext:value-type="float">
            <text:p>432.6</text:p>
          </table:table-cell>
          <table:table-cell office:value-type="float" office:value="432.9" calcext:value-type="float">
            <text:p>432.9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1:.E11])" office:value-type="float" office:value="432.7" calcext:value-type="float">
            <text:p>432.7</text:p>
          </table:table-cell>
          <table:table-cell table:formula="of:=MEDIAN([.F11:.H11])/1000" office:value-type="float" office:value="177.578" calcext:value-type="float">
            <text:p>177.578</text:p>
          </table:table-cell>
          <table:table-cell table:formula="of:=[.I11]*6.36/1000" office:value-type="float" office:value="2.751972" calcext:value-type="float">
            <text:p>2.751972</text:p>
          </table:table-cell>
          <table:table-cell table:formula="of:=(([.I11]/1000*5.16)/1000)/(3600/[.J11]/1000000)" office:value-type="float" office:value="110.134467526667" calcext:value-type="float">
            <text:p>110.13446752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\_8</text:p>
          </table:table-cell>
          <table:table-cell office:value-type="float" office:value="433.1" calcext:value-type="float">
            <text:p>433.1</text:p>
          </table:table-cell>
          <table:table-cell office:value-type="float" office:value="432.9" calcext:value-type="float">
            <text:p>432.9</text:p>
          </table:table-cell>
          <table:table-cell office:value-type="float" office:value="432.8" calcext:value-type="float">
            <text:p>432.8</text:p>
          </table:table-cell>
          <table:table-cell table:number-columns-repeated="3" office:value-type="float" office:value="177579" calcext:value-type="float">
            <text:p>177579</text:p>
          </table:table-cell>
          <table:table-cell table:formula="of:=MEDIAN([.C12:.E12])" office:value-type="float" office:value="432.9" calcext:value-type="float">
            <text:p>432.9</text:p>
          </table:table-cell>
          <table:table-cell table:formula="of:=MEDIAN([.F12:.H12])/1000" office:value-type="float" office:value="177.579" calcext:value-type="float">
            <text:p>177.579</text:p>
          </table:table-cell>
          <table:table-cell table:formula="of:=[.I12]*6.36/1000" office:value-type="float" office:value="2.753244" calcext:value-type="float">
            <text:p>2.753244</text:p>
          </table:table-cell>
          <table:table-cell table:formula="of:=(([.I12]/1000*5.16)/1000)/(3600/[.J12]/1000000)" office:value-type="float" office:value="110.18599371" calcext:value-type="float">
            <text:p>110.18599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r\_32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9" calcext:value-type="float">
            <text:p>432.9</text:p>
          </table:table-cell>
          <table:table-cell office:value-type="float" office:value="433.1" calcext:value-type="float">
            <text:p>433.1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3:.E13])" office:value-type="float" office:value="432.9" calcext:value-type="float">
            <text:p>432.9</text:p>
          </table:table-cell>
          <table:table-cell table:formula="of:=MEDIAN([.F13:.H13])/1000" office:value-type="float" office:value="177.578" calcext:value-type="float">
            <text:p>177.578</text:p>
          </table:table-cell>
          <table:table-cell table:formula="of:=[.I13]*6.36/1000" office:value-type="float" office:value="2.753244" calcext:value-type="float">
            <text:p>2.753244</text:p>
          </table:table-cell>
          <table:table-cell table:formula="of:=(([.I13]/1000*5.16)/1000)/(3600/[.J13]/1000000)" office:value-type="float" office:value="110.18537322" calcext:value-type="float">
            <text:p>110.18537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\_32</text:p>
          </table:table-cell>
          <table:table-cell office:value-type="float" office:value="427.9" calcext:value-type="float">
            <text:p>427.9</text:p>
          </table:table-cell>
          <table:table-cell office:value-type="float" office:value="427.3" calcext:value-type="float">
            <text:p>427.3</text:p>
          </table:table-cell>
          <table:table-cell office:value-type="float" office:value="427.4" calcext:value-type="float">
            <text:p>427.4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4:.E14])" office:value-type="float" office:value="427.4" calcext:value-type="float">
            <text:p>427.4</text:p>
          </table:table-cell>
          <table:table-cell table:formula="of:=MEDIAN([.F14:.H14])/1000" office:value-type="float" office:value="226.008" calcext:value-type="float">
            <text:p>226.008</text:p>
          </table:table-cell>
          <table:table-cell table:formula="of:=[.I14]*6.36/1000" office:value-type="float" office:value="2.718264" calcext:value-type="float">
            <text:p>2.718264</text:p>
          </table:table-cell>
          <table:table-cell table:formula="of:=(([.I14]/1000*5.16)/1000)/(3600/[.J14]/1000000)" office:value-type="float" office:value="138.45400752" calcext:value-type="float">
            <text:p>138.45400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\_32</text:p>
          </table:table-cell>
          <table:table-cell office:value-type="float" office:value="429.7" calcext:value-type="float">
            <text:p>429.7</text:p>
          </table:table-cell>
          <table:table-cell office:value-type="float" office:value="429.5" calcext:value-type="float">
            <text:p>429.5</text:p>
          </table:table-cell>
          <table:table-cell office:value-type="float" office:value="429.9" calcext:value-type="float">
            <text:p>429.9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5:.E15])" office:value-type="float" office:value="429.7" calcext:value-type="float">
            <text:p>429.7</text:p>
          </table:table-cell>
          <table:table-cell table:formula="of:=MEDIAN([.F15:.H15])/1000" office:value-type="float" office:value="226.008" calcext:value-type="float">
            <text:p>226.008</text:p>
          </table:table-cell>
          <table:table-cell table:formula="of:=[.I15]*6.36/1000" office:value-type="float" office:value="2.732892" calcext:value-type="float">
            <text:p>2.732892</text:p>
          </table:table-cell>
          <table:table-cell table:formula="of:=(([.I15]/1000*5.16)/1000)/(3600/[.J15]/1000000)" office:value-type="float" office:value="139.19908056" calcext:value-type="float">
            <text:p>139.19908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\_8</text:p>
          </table:table-cell>
          <table:table-cell office:value-type="float" office:value="436.4" calcext:value-type="float">
            <text:p>436.4</text:p>
          </table:table-cell>
          <table:table-cell office:value-type="float" office:value="435.6" calcext:value-type="float">
            <text:p>435.6</text:p>
          </table:table-cell>
          <table:table-cell office:value-type="float" office:value="435.7" calcext:value-type="float">
            <text:p>435.7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6:.E16])" office:value-type="float" office:value="435.7" calcext:value-type="float">
            <text:p>435.7</text:p>
          </table:table-cell>
          <table:table-cell table:formula="of:=MEDIAN([.F16:.H16])/1000" office:value-type="float" office:value="145.291" calcext:value-type="float">
            <text:p>145.291</text:p>
          </table:table-cell>
          <table:table-cell table:formula="of:=[.I16]*6.36/1000" office:value-type="float" office:value="2.771052" calcext:value-type="float">
            <text:p>2.771052</text:p>
          </table:table-cell>
          <table:table-cell table:formula="of:=(([.I16]/1000*5.16)/1000)/(3600/[.J16]/1000000)" office:value-type="float" office:value="90.7347138033333" calcext:value-type="float">
            <text:p>90.7347138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\_0</text:p>
          </table:table-cell>
          <table:table-cell office:value-type="float" office:value="433.8" calcext:value-type="float">
            <text:p>433.8</text:p>
          </table:table-cell>
          <table:table-cell office:value-type="float" office:value="434.4" calcext:value-type="float">
            <text:p>434.4</text:p>
          </table:table-cell>
          <table:table-cell office:value-type="float" office:value="434.6" calcext:value-type="float">
            <text:p>434.6</text:p>
          </table:table-cell>
          <table:table-cell table:number-columns-repeated="3" office:value-type="float" office:value="161434" calcext:value-type="float">
            <text:p>161434</text:p>
          </table:table-cell>
          <table:table-cell table:formula="of:=MEDIAN([.C17:.E17])" office:value-type="float" office:value="434.4" calcext:value-type="float">
            <text:p>434.4</text:p>
          </table:table-cell>
          <table:table-cell table:formula="of:=MEDIAN([.F17:.H17])/1000" office:value-type="float" office:value="161.434" calcext:value-type="float">
            <text:p>161.434</text:p>
          </table:table-cell>
          <table:table-cell table:formula="of:=[.I17]*6.36/1000" office:value-type="float" office:value="2.762784" calcext:value-type="float">
            <text:p>2.762784</text:p>
          </table:table-cell>
          <table:table-cell table:formula="of:=(([.I17]/1000*5.16)/1000)/(3600/[.J17]/1000000)" office:value-type="float" office:value="100.51526576" calcext:value-type="float">
            <text:p>100.515265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1" calcext:value-type="float">
            <text:p>435.1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8:.E18])" office:value-type="float" office:value="435.1" calcext:value-type="float">
            <text:p>435.1</text:p>
          </table:table-cell>
          <table:table-cell table:formula="of:=MEDIAN([.F18:.H18])/1000" office:value-type="float" office:value="145.291" calcext:value-type="float">
            <text:p>145.291</text:p>
          </table:table-cell>
          <table:table-cell table:formula="of:=[.I18]*6.36/1000" office:value-type="float" office:value="2.767236" calcext:value-type="float">
            <text:p>2.767236</text:p>
          </table:table-cell>
          <table:table-cell table:formula="of:=(([.I18]/1000*5.16)/1000)/(3600/[.J18]/1000000)" office:value-type="float" office:value="90.6097635433333" calcext:value-type="float">
            <text:p>90.6097635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\_32</text:p>
          </table:table-cell>
          <table:table-cell office:value-type="float" office:value="428.6" calcext:value-type="float">
            <text:p>428.6</text:p>
          </table:table-cell>
          <table:table-cell office:value-type="float" office:value="429.7" calcext:value-type="float">
            <text:p>429.7</text:p>
          </table:table-cell>
          <table:table-cell office:value-type="float" office:value="430.6" calcext:value-type="float">
            <text:p>430.6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19:.E19])" office:value-type="float" office:value="429.7" calcext:value-type="float">
            <text:p>429.7</text:p>
          </table:table-cell>
          <table:table-cell table:formula="of:=MEDIAN([.F19:.H19])/1000" office:value-type="float" office:value="145.291" calcext:value-type="float">
            <text:p>145.291</text:p>
          </table:table-cell>
          <table:table-cell table:formula="of:=[.I19]*6.36/1000" office:value-type="float" office:value="2.732892" calcext:value-type="float">
            <text:p>2.732892</text:p>
          </table:table-cell>
          <table:table-cell table:formula="of:=(([.I19]/1000*5.16)/1000)/(3600/[.J19]/1000000)" office:value-type="float" office:value="89.4852112033333" calcext:value-type="float">
            <text:p>89.4852112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\_0</text:p>
          </table:table-cell>
          <table:table-cell office:value-type="float" office:value="436" calcext:value-type="float">
            <text:p>436</text:p>
          </table:table-cell>
          <table:table-cell office:value-type="float" office:value="435.3" calcext:value-type="float">
            <text:p>435.3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20:.E20])" office:value-type="float" office:value="435.3" calcext:value-type="float">
            <text:p>435.3</text:p>
          </table:table-cell>
          <table:table-cell table:formula="of:=MEDIAN([.F20:.H20])/1000" office:value-type="float" office:value="145.291" calcext:value-type="float">
            <text:p>145.291</text:p>
          </table:table-cell>
          <table:table-cell table:formula="of:=[.I20]*6.36/1000" office:value-type="float" office:value="2.768508" calcext:value-type="float">
            <text:p>2.768508</text:p>
          </table:table-cell>
          <table:table-cell table:formula="of:=(([.I20]/1000*5.16)/1000)/(3600/[.J20]/1000000)" office:value-type="float" office:value="90.65141363" calcext:value-type="float">
            <text:p>90.651413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\_32</text:p>
          </table:table-cell>
          <table:table-cell office:value-type="float" office:value="429.8" calcext:value-type="float">
            <text:p>429.8</text:p>
          </table:table-cell>
          <table:table-cell office:value-type="float" office:value="431.2" calcext:value-type="float">
            <text:p>431.2</text:p>
          </table:table-cell>
          <table:table-cell office:value-type="float" office:value="431.4" calcext:value-type="float">
            <text:p>431.4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21:.E21])" office:value-type="float" office:value="431.2" calcext:value-type="float">
            <text:p>431.2</text:p>
          </table:table-cell>
          <table:table-cell table:formula="of:=MEDIAN([.F21:.H21])/1000" office:value-type="float" office:value="145.291" calcext:value-type="float">
            <text:p>145.291</text:p>
          </table:table-cell>
          <table:table-cell table:formula="of:=[.I21]*6.36/1000" office:value-type="float" office:value="2.742432" calcext:value-type="float">
            <text:p>2.742432</text:p>
          </table:table-cell>
          <table:table-cell table:formula="of:=(([.I21]/1000*5.16)/1000)/(3600/[.J21]/1000000)" office:value-type="float" office:value="89.7975868533333" calcext:value-type="float">
            <text:p>89.7975868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\_0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1.5" calcext:value-type="float">
            <text:p>431.5</text:p>
          </table:table-cell>
          <table:table-cell office:value-type="float" office:value="145291" calcext:value-type="float">
            <text:p>145291</text:p>
          </table:table-cell>
          <table:table-cell table:number-columns-repeated="2" office:value-type="float" office:value="145292" calcext:value-type="float">
            <text:p>145292</text:p>
          </table:table-cell>
          <table:table-cell table:formula="of:=MEDIAN([.C22:.E22])" office:value-type="float" office:value="431.5" calcext:value-type="float">
            <text:p>431.5</text:p>
          </table:table-cell>
          <table:table-cell table:formula="of:=MEDIAN([.F22:.H22])/1000" office:value-type="float" office:value="145.292" calcext:value-type="float">
            <text:p>145.292</text:p>
          </table:table-cell>
          <table:table-cell table:formula="of:=[.I22]*6.36/1000" office:value-type="float" office:value="2.74434" calcext:value-type="float">
            <text:p>2.74434</text:p>
          </table:table-cell>
          <table:table-cell table:formula="of:=(([.I22]/1000*5.16)/1000)/(3600/[.J22]/1000000)" office:value-type="float" office:value="89.8606804666667" calcext:value-type="float">
            <text:p>89.8606804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\_32</text:p>
          </table:table-cell>
          <table:table-cell office:value-type="float" office:value="434.2" calcext:value-type="float">
            <text:p>434.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145291" calcext:value-type="float">
            <text:p>145291</text:p>
          </table:table-cell>
          <table:table-cell table:formula="of:=MEDIAN([.C23:.E23])" office:value-type="float" office:value="435" calcext:value-type="float">
            <text:p>435</text:p>
          </table:table-cell>
          <table:table-cell table:formula="of:=MEDIAN([.F23:.H23])/1000" office:value-type="float" office:value="145.291" calcext:value-type="float">
            <text:p>145.291</text:p>
          </table:table-cell>
          <table:table-cell table:formula="of:=[.I23]*6.36/1000" office:value-type="float" office:value="2.7666" calcext:value-type="float">
            <text:p>2.7666</text:p>
          </table:table-cell>
          <table:table-cell table:formula="of:=(([.I23]/1000*5.16)/1000)/(3600/[.J23]/1000000)" office:value-type="float" office:value="90.5889385" calcext:value-type="float">
            <text:p>90.5889385</text:p>
          </table:table-cell>
        </table:table-row>
      </table:table>
      <table:table table:name="Raspberry" table:style-name="ta1">
        <table:shapes>
          <draw:frame draw:z-index="0" draw:style-name="gr1" draw:text-style-name="P1" svg:width="6.3035in" svg:height="3.5453in" svg:x="2.9461in" svg:y="4.7583in">
            <draw:object draw:notify-on-update-of-ranges="Raspberry.B3:Raspberry.B25 Raspberry.J2:Raspberry.J2 Raspberry.J3:Raspberry.J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office:value-type="string" calcext:value-type="string">
            <text:p>BM Name</text:p>
          </table:table-cell>
          <table:table-cell office:value-type="string" calcext:value-type="string">
            <text:p>BM1 (mA)</text:p>
          </table:table-cell>
          <table:table-cell office:value-type="string" calcext:value-type="string">
            <text:p>BM2 (mA)</text:p>
          </table:table-cell>
          <table:table-cell office:value-type="string" calcext:value-type="string">
            <text:p>BM3 (mA)</text:p>
          </table:table-cell>
          <table:table-cell office:value-type="string" calcext:value-type="string">
            <text:p>T1 (mS)</text:p>
          </table:table-cell>
          <table:table-cell office:value-type="string" calcext:value-type="string">
            <text:p>T2 (mS)</text:p>
          </table:table-cell>
          <table:table-cell office:value-type="string" calcext:value-type="string">
            <text:p>T3 (mS)</text:p>
          </table:table-cell>
          <table:table-cell office:value-type="string" calcext:value-type="string">
            <text:p>Median BM (mA)</text:p>
          </table:table-cell>
          <table:table-cell office:value-type="string" calcext:value-type="string">
            <text:p>Median T (S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Energy (mW/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bench</text:p>
          </table:table-cell>
          <table:table-cell office:value-type="string" calcext:value-type="string">
            <text:p>medtime</text:p>
          </table:table-cell>
          <table:table-cell office:value-type="string" calcext:value-type="string">
            <text:p>powerW</text:p>
          </table:table-cell>
          <table:table-cell office:value-type="string" calcext:value-type="string">
            <text:p>energymWh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9.6" calcext:value-type="float">
            <text:p>439.6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6" calcext:value-type="float">
            <text:p>123556</text:p>
          </table:table-cell>
          <table:table-cell table:formula="of:=MEDIAN([.C3:.E3])" office:value-type="float" office:value="439.6" calcext:value-type="float">
            <text:p>439.6</text:p>
          </table:table-cell>
          <table:table-cell table:formula="of:=MEDIAN([.F3:.H3])/1000" office:value-type="float" office:value="123.556" calcext:value-type="float">
            <text:p>123.556</text:p>
          </table:table-cell>
          <table:table-cell table:formula="of:=[.I3]*5.16/1000" office:value-type="float" office:value="2.268336" calcext:value-type="float">
            <text:p>2.268336</text:p>
          </table:table-cell>
          <table:table-cell table:formula="of:=(([.I3]/1000*5.16)/1000)/(3600/[.J3]/1000000)" office:value-type="float" office:value="77.8518118933333" calcext:value-type="float">
            <text:p>77.851811893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1.1" calcext:value-type="float">
            <text:p>431.1</text:p>
          </table:table-cell>
          <table:table-cell office:value-type="float" office:value="431.5" calcext:value-type="float">
            <text:p>431.5</text:p>
          </table:table-cell>
          <table:table-cell office:value-type="float" office:value="431.8" calcext:value-type="float">
            <text:p>431.8</text:p>
          </table:table-cell>
          <table:table-cell office:value-type="float" office:value="154444" calcext:value-type="float">
            <text:p>154444</text:p>
          </table:table-cell>
          <table:table-cell table:number-columns-repeated="2" office:value-type="float" office:value="154445" calcext:value-type="float">
            <text:p>154445</text:p>
          </table:table-cell>
          <table:table-cell table:formula="of:=MEDIAN([.C4:.E4])" office:value-type="float" office:value="431.5" calcext:value-type="float">
            <text:p>431.5</text:p>
          </table:table-cell>
          <table:table-cell table:formula="of:=MEDIAN([.F4:.H4])/1000" office:value-type="float" office:value="154.445" calcext:value-type="float">
            <text:p>154.445</text:p>
          </table:table-cell>
          <table:table-cell table:formula="of:=[.I4]*5.16/1000" office:value-type="float" office:value="2.22654" calcext:value-type="float">
            <text:p>2.22654</text:p>
          </table:table-cell>
          <table:table-cell table:formula="of:=(([.I4]/1000*5.16)/1000)/(3600/[.J4]/1000000)" office:value-type="float" office:value="95.5216584166667" calcext:value-type="float">
            <text:p>95.521658416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24.2" calcext:value-type="float">
            <text:p>424.2</text:p>
          </table:table-cell>
          <table:table-cell office:value-type="float" office:value="424.3" calcext:value-type="float">
            <text:p>424.3</text:p>
          </table:table-cell>
          <table:table-cell office:value-type="float" office:value="424.1" calcext:value-type="float">
            <text:p>424.1</text:p>
          </table:table-cell>
          <table:table-cell office:value-type="float" office:value="154447" calcext:value-type="float">
            <text:p>154447</text:p>
          </table:table-cell>
          <table:table-cell table:number-columns-repeated="2" office:value-type="float" office:value="154446" calcext:value-type="float">
            <text:p>154446</text:p>
          </table:table-cell>
          <table:table-cell table:formula="of:=MEDIAN([.C5:.E5])" office:value-type="float" office:value="424.2" calcext:value-type="float">
            <text:p>424.2</text:p>
          </table:table-cell>
          <table:table-cell table:formula="of:=MEDIAN([.F5:.H5])/1000" office:value-type="float" office:value="154.446" calcext:value-type="float">
            <text:p>154.446</text:p>
          </table:table-cell>
          <table:table-cell table:formula="of:=[.I5]*5.16/1000" office:value-type="float" office:value="2.188872" calcext:value-type="float">
            <text:p>2.188872</text:p>
          </table:table-cell>
          <table:table-cell table:formula="of:=(([.I5]/1000*5.16)/1000)/(3600/[.J5]/1000000)" office:value-type="float" office:value="93.90625692" calcext:value-type="float">
            <text:p>93.9062569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\_0</text:p>
          </table:table-cell>
          <table:table-cell office:value-type="float" office:value="435.3" calcext:value-type="float">
            <text:p>435.3</text:p>
          </table:table-cell>
          <table:table-cell table:number-columns-repeated="2" office:value-type="float" office:value="435.5" calcext:value-type="float">
            <text:p>435.5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6:.E6])" office:value-type="float" office:value="435.5" calcext:value-type="float">
            <text:p>435.5</text:p>
          </table:table-cell>
          <table:table-cell table:formula="of:=MEDIAN([.F6:.H6])/1000" office:value-type="float" office:value="123.556" calcext:value-type="float">
            <text:p>123.556</text:p>
          </table:table-cell>
          <table:table-cell table:formula="of:=[.I6]*5.16/1000" office:value-type="float" office:value="2.24718" calcext:value-type="float">
            <text:p>2.24718</text:p>
          </table:table-cell>
          <table:table-cell table:formula="of:=(([.I6]/1000*5.16)/1000)/(3600/[.J6]/1000000)" office:value-type="float" office:value="77.1257144666667" calcext:value-type="float">
            <text:p>77.125714466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\_32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7" calcext:value-type="float">
            <text:p>438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7:.E7])" office:value-type="float" office:value="438.6" calcext:value-type="float">
            <text:p>438.6</text:p>
          </table:table-cell>
          <table:table-cell table:formula="of:=MEDIAN([.F7:.H7])/1000" office:value-type="float" office:value="108.112" calcext:value-type="float">
            <text:p>108.112</text:p>
          </table:table-cell>
          <table:table-cell table:formula="of:=[.I7]*5.16/1000" office:value-type="float" office:value="2.263176" calcext:value-type="float">
            <text:p>2.263176</text:p>
          </table:table-cell>
          <table:table-cell table:formula="of:=(([.I7]/1000*5.16)/1000)/(3600/[.J7]/1000000)" office:value-type="float" office:value="67.96568992" calcext:value-type="float">
            <text:p>67.9656899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dd8\_0</text:p>
          </table:table-cell>
          <table:table-cell office:value-type="float" office:value="429.3" calcext:value-type="float">
            <text:p>429.3</text:p>
          </table:table-cell>
          <table:table-cell table:number-columns-repeated="2" office:value-type="float" office:value="429.5" calcext:value-type="float">
            <text:p>429.5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8:.E8])" office:value-type="float" office:value="429.5" calcext:value-type="float">
            <text:p>429.5</text:p>
          </table:table-cell>
          <table:table-cell table:formula="of:=MEDIAN([.F8:.H8])/1000" office:value-type="float" office:value="123.555" calcext:value-type="float">
            <text:p>123.555</text:p>
          </table:table-cell>
          <table:table-cell table:formula="of:=[.I8]*5.16/1000" office:value-type="float" office:value="2.21622" calcext:value-type="float">
            <text:p>2.21622</text:p>
          </table:table-cell>
          <table:table-cell table:formula="of:=(([.I8]/1000*5.16)/1000)/(3600/[.J8]/1000000)" office:value-type="float" office:value="76.06251725" calcext:value-type="float">
            <text:p>76.0625172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\_8</text:p>
          </table:table-cell>
          <table:table-cell office:value-type="float" office:value="437.7" calcext:value-type="float">
            <text:p>437.7</text:p>
          </table:table-cell>
          <table:table-cell table:number-columns-repeated="2" office:value-type="float" office:value="437.6" calcext:value-type="float">
            <text:p>437.6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9:.E9])" office:value-type="float" office:value="437.6" calcext:value-type="float">
            <text:p>437.6</text:p>
          </table:table-cell>
          <table:table-cell table:formula="of:=MEDIAN([.F9:.H9])/1000" office:value-type="float" office:value="123.555" calcext:value-type="float">
            <text:p>123.555</text:p>
          </table:table-cell>
          <table:table-cell table:formula="of:=[.I9]*5.16/1000" office:value-type="float" office:value="2.258016" calcext:value-type="float">
            <text:p>2.258016</text:p>
          </table:table-cell>
          <table:table-cell table:formula="of:=(([.I9]/1000*5.16)/1000)/(3600/[.J9]/1000000)" office:value-type="float" office:value="77.4969908" calcext:value-type="float">
            <text:p>77.496990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16\_0</text:p>
          </table:table-cell>
          <table:table-cell office:value-type="float" office:value="434.9" calcext:value-type="float">
            <text:p>434.9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10:.E10])" office:value-type="float" office:value="434.9" calcext:value-type="float">
            <text:p>434.9</text:p>
          </table:table-cell>
          <table:table-cell table:formula="of:=MEDIAN([.F10:.H10])/1000" office:value-type="float" office:value="123.556" calcext:value-type="float">
            <text:p>123.556</text:p>
          </table:table-cell>
          <table:table-cell table:formula="of:=[.I10]*5.16/1000" office:value-type="float" office:value="2.244084" calcext:value-type="float">
            <text:p>2.244084</text:p>
          </table:table-cell>
          <table:table-cell table:formula="of:=(([.I10]/1000*5.16)/1000)/(3600/[.J10]/1000000)" office:value-type="float" office:value="77.0194563066667" calcext:value-type="float">
            <text:p>77.019456306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\_8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4" calcext:value-type="float">
            <text:p>432.4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office:value-type="float" office:value="108112" calcext:value-type="float">
            <text:p>108112</text:p>
          </table:table-cell>
          <table:table-cell table:formula="of:=MEDIAN([.C11:.E11])" office:value-type="float" office:value="432.4" calcext:value-type="float">
            <text:p>432.4</text:p>
          </table:table-cell>
          <table:table-cell table:formula="of:=MEDIAN([.F11:.H11])/1000" office:value-type="float" office:value="108.112" calcext:value-type="float">
            <text:p>108.112</text:p>
          </table:table-cell>
          <table:table-cell table:formula="of:=[.I11]*5.16/1000" office:value-type="float" office:value="2.231184" calcext:value-type="float">
            <text:p>2.231184</text:p>
          </table:table-cell>
          <table:table-cell table:formula="of:=(([.I11]/1000*5.16)/1000)/(3600/[.J11]/1000000)" office:value-type="float" office:value="67.0049346133333" calcext:value-type="float">
            <text:p>67.004934613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\_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23557" calcext:value-type="float">
            <text:p>123557</text:p>
          </table:table-cell>
          <table:table-cell office:value-type="float" office:value="123555" calcext:value-type="float">
            <text:p>123555</text:p>
          </table:table-cell>
          <table:table-cell office:value-type="float" office:value="123556" calcext:value-type="float">
            <text:p>123556</text:p>
          </table:table-cell>
          <table:table-cell table:formula="of:=MEDIAN([.C12:.E12])" office:value-type="float" office:value="434" calcext:value-type="float">
            <text:p>434</text:p>
          </table:table-cell>
          <table:table-cell table:formula="of:=MEDIAN([.F12:.H12])/1000" office:value-type="float" office:value="123.556" calcext:value-type="float">
            <text:p>123.556</text:p>
          </table:table-cell>
          <table:table-cell table:formula="of:=[.I12]*5.16/1000" office:value-type="float" office:value="2.23944" calcext:value-type="float">
            <text:p>2.23944</text:p>
          </table:table-cell>
          <table:table-cell table:formula="of:=(([.I12]/1000*5.16)/1000)/(3600/[.J12]/1000000)" office:value-type="float" office:value="76.8600690666667" calcext:value-type="float">
            <text:p>76.860069066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ub\_32</text:p>
          </table:table-cell>
          <table:table-cell table:style-name="ce1" office:value-type="float" office:value="431.9" calcext:value-type="float">
            <text:p>431.9</text:p>
          </table:table-cell>
          <table:table-cell table:style-name="ce1" office:value-type="float" office:value="431.8" calcext:value-type="float">
            <text:p>431.8</text:p>
          </table:table-cell>
          <table:table-cell table:style-name="ce1" office:value-type="float" office:value="432.2" calcext:value-type="float">
            <text:p>432.2</text:p>
          </table:table-cell>
          <table:table-cell table:style-name="ce1" office:value-type="float" office:value="108111" calcext:value-type="float">
            <text:p>108111</text:p>
          </table:table-cell>
          <table:table-cell table:number-columns-repeated="2" table:style-name="ce1" office:value-type="float" office:value="108112" calcext:value-type="float">
            <text:p>108112</text:p>
          </table:table-cell>
          <table:table-cell table:style-name="ce1" table:formula="of:=MEDIAN([.C13:.E13])" office:value-type="float" office:value="431.9" calcext:value-type="float">
            <text:p>431.9</text:p>
          </table:table-cell>
          <table:table-cell table:style-name="ce1" table:formula="of:=MEDIAN([.F13:.H13])/1000" office:value-type="float" office:value="108.112" calcext:value-type="float">
            <text:p>108.112</text:p>
          </table:table-cell>
          <table:table-cell table:style-name="ce1" table:formula="of:=[.I13]*5.16/1000" office:value-type="float" office:value="2.228604" calcext:value-type="float">
            <text:p>2.228604</text:p>
          </table:table-cell>
          <table:table-cell table:style-name="ce1" table:formula="of:=(([.I13]/1000*5.16)/1000)/(3600/[.J13]/1000000)" office:value-type="float" office:value="66.9274543466667" calcext:value-type="float">
            <text:p>66.9274543467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r\_0</text:p>
          </table:table-cell>
          <table:table-cell office:value-type="float" office:value="437.8" calcext:value-type="float">
            <text:p>437.8</text:p>
          </table:table-cell>
          <table:table-cell office:value-type="float" office:value="438" calcext:value-type="float">
            <text:p>438</text:p>
          </table:table-cell>
          <table:table-cell office:value-type="float" office:value="437.7" calcext:value-type="float">
            <text:p>437.7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14:.E14])" office:value-type="float" office:value="437.8" calcext:value-type="float">
            <text:p>437.8</text:p>
          </table:table-cell>
          <table:table-cell table:formula="of:=MEDIAN([.F14:.H14])/1000" office:value-type="float" office:value="123.555" calcext:value-type="float">
            <text:p>123.555</text:p>
          </table:table-cell>
          <table:table-cell table:formula="of:=[.I14]*5.16/1000" office:value-type="float" office:value="2.259048" calcext:value-type="float">
            <text:p>2.259048</text:p>
          </table:table-cell>
          <table:table-cell table:formula="of:=(([.I14]/1000*5.16)/1000)/(3600/[.J14]/1000000)" office:value-type="float" office:value="77.5324099" calcext:value-type="float">
            <text:p>77.532409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\_32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108110" calcext:value-type="float">
            <text:p>108110</text:p>
          </table:table-cell>
          <table:table-cell table:number-columns-repeated="2" office:value-type="float" office:value="108112" calcext:value-type="float">
            <text:p>108112</text:p>
          </table:table-cell>
          <table:table-cell table:formula="of:=MEDIAN([.C15:.E15])" office:value-type="float" office:value="438.7" calcext:value-type="float">
            <text:p>438.7</text:p>
          </table:table-cell>
          <table:table-cell table:formula="of:=MEDIAN([.F15:.H15])/1000" office:value-type="float" office:value="108.112" calcext:value-type="float">
            <text:p>108.112</text:p>
          </table:table-cell>
          <table:table-cell table:formula="of:=[.I15]*5.16/1000" office:value-type="float" office:value="2.263692" calcext:value-type="float">
            <text:p>2.263692</text:p>
          </table:table-cell>
          <table:table-cell table:formula="of:=(([.I15]/1000*5.16)/1000)/(3600/[.J15]/1000000)" office:value-type="float" office:value="67.9811859733333" calcext:value-type="float">
            <text:p>67.981185973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l\_0</text:p>
          </table:table-cell>
          <table:table-cell office:value-type="float" office:value="438.5" calcext:value-type="float">
            <text:p>438.5</text:p>
          </table:table-cell>
          <table:table-cell table:number-columns-repeated="2" office:value-type="float" office:value="438.7" calcext:value-type="float">
            <text:p>438.7</text:p>
          </table:table-cell>
          <table:table-cell table:number-columns-repeated="3" office:value-type="float" office:value="108112" calcext:value-type="float">
            <text:p>108112</text:p>
          </table:table-cell>
          <table:table-cell table:formula="of:=MEDIAN([.C16:.E16])" office:value-type="float" office:value="438.7" calcext:value-type="float">
            <text:p>438.7</text:p>
          </table:table-cell>
          <table:table-cell table:formula="of:=MEDIAN([.F16:.H16])/1000" office:value-type="float" office:value="108.112" calcext:value-type="float">
            <text:p>108.112</text:p>
          </table:table-cell>
          <table:table-cell table:formula="of:=[.I16]*5.16/1000" office:value-type="float" office:value="2.263692" calcext:value-type="float">
            <text:p>2.263692</text:p>
          </table:table-cell>
          <table:table-cell table:formula="of:=(([.I16]/1000*5.16)/1000)/(3600/[.J16]/1000000)" office:value-type="float" office:value="67.9811859733333" calcext:value-type="float">
            <text:p>67.981185973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\_32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0.2" calcext:value-type="float">
            <text:p>430.2</text:p>
          </table:table-cell>
          <table:table-cell table:number-columns-repeated="2" office:value-type="float" office:value="123556" calcext:value-type="float">
            <text:p>123556</text:p>
          </table:table-cell>
          <table:table-cell office:value-type="float" office:value="123555" calcext:value-type="float">
            <text:p>123555</text:p>
          </table:table-cell>
          <table:table-cell table:formula="of:=MEDIAN([.C17:.E17])" office:value-type="float" office:value="429.8" calcext:value-type="float">
            <text:p>429.8</text:p>
          </table:table-cell>
          <table:table-cell table:formula="of:=MEDIAN([.F17:.H17])/1000" office:value-type="float" office:value="123.556" calcext:value-type="float">
            <text:p>123.556</text:p>
          </table:table-cell>
          <table:table-cell table:formula="of:=[.I17]*5.16/1000" office:value-type="float" office:value="2.217768" calcext:value-type="float">
            <text:p>2.217768</text:p>
          </table:table-cell>
          <table:table-cell table:formula="of:=(([.I17]/1000*5.16)/1000)/(3600/[.J17]/1000000)" office:value-type="float" office:value="76.1162619466667" calcext:value-type="float">
            <text:p>76.116261946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\_0</text:p>
          </table:table-cell>
          <table:table-cell office:value-type="float" office:value="427.9" calcext:value-type="float">
            <text:p>427.9</text:p>
          </table:table-cell>
          <table:table-cell office:value-type="float" office:value="428.1" calcext:value-type="float">
            <text:p>428.1</text:p>
          </table:table-cell>
          <table:table-cell office:value-type="float" office:value="428.3" calcext:value-type="float">
            <text:p>428.3</text:p>
          </table:table-cell>
          <table:table-cell office:value-type="float" office:value="123558" calcext:value-type="float">
            <text:p>123558</text:p>
          </table:table-cell>
          <table:table-cell table:number-columns-repeated="2" office:value-type="float" office:value="123557" calcext:value-type="float">
            <text:p>123557</text:p>
          </table:table-cell>
          <table:table-cell table:formula="of:=MEDIAN([.C18:.E18])" office:value-type="float" office:value="428.1" calcext:value-type="float">
            <text:p>428.1</text:p>
          </table:table-cell>
          <table:table-cell table:formula="of:=MEDIAN([.F18:.H18])/1000" office:value-type="float" office:value="123.557" calcext:value-type="float">
            <text:p>123.557</text:p>
          </table:table-cell>
          <table:table-cell table:formula="of:=[.I18]*5.16/1000" office:value-type="float" office:value="2.208996" calcext:value-type="float">
            <text:p>2.208996</text:p>
          </table:table-cell>
          <table:table-cell table:formula="of:=(([.I18]/1000*5.16)/1000)/(3600/[.J18]/1000000)" office:value-type="float" office:value="75.81581077" calcext:value-type="float">
            <text:p>75.8158107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\_32</text:p>
          </table:table-cell>
          <table:table-cell table:number-columns-repeated="2" office:value-type="float" office:value="434.1" calcext:value-type="float">
            <text:p>434.1</text:p>
          </table:table-cell>
          <table:table-cell office:value-type="float" office:value="433.8" calcext:value-type="float">
            <text:p>433.8</text:p>
          </table:table-cell>
          <table:table-cell table:number-columns-repeated="2" office:value-type="float" office:value="123559" calcext:value-type="float">
            <text:p>123559</text:p>
          </table:table-cell>
          <table:table-cell office:value-type="float" office:value="123560" calcext:value-type="float">
            <text:p>123560</text:p>
          </table:table-cell>
          <table:table-cell table:formula="of:=MEDIAN([.C19:.E19])" office:value-type="float" office:value="434.1" calcext:value-type="float">
            <text:p>434.1</text:p>
          </table:table-cell>
          <table:table-cell table:formula="of:=MEDIAN([.F19:.H19])/1000" office:value-type="float" office:value="123.559" calcext:value-type="float">
            <text:p>123.559</text:p>
          </table:table-cell>
          <table:table-cell table:formula="of:=[.I19]*5.16/1000" office:value-type="float" office:value="2.239956" calcext:value-type="float">
            <text:p>2.239956</text:p>
          </table:table-cell>
          <table:table-cell table:formula="of:=(([.I19]/1000*5.16)/1000)/(3600/[.J19]/1000000)" office:value-type="float" office:value="76.87964539" calcext:value-type="float">
            <text:p>76.8796453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123556" calcext:value-type="float">
            <text:p>123556</text:p>
          </table:table-cell>
          <table:table-cell office:value-type="float" office:value="123554" calcext:value-type="float">
            <text:p>123554</text:p>
          </table:table-cell>
          <table:table-cell office:value-type="float" office:value="123556" calcext:value-type="float">
            <text:p>123556</text:p>
          </table:table-cell>
          <table:table-cell table:formula="of:=MEDIAN([.C20:.E20])" office:value-type="float" office:value="434.9" calcext:value-type="float">
            <text:p>434.9</text:p>
          </table:table-cell>
          <table:table-cell table:formula="of:=MEDIAN([.F20:.H20])/1000" office:value-type="float" office:value="123.556" calcext:value-type="float">
            <text:p>123.556</text:p>
          </table:table-cell>
          <table:table-cell table:formula="of:=[.I20]*5.16/1000" office:value-type="float" office:value="2.244084" calcext:value-type="float">
            <text:p>2.244084</text:p>
          </table:table-cell>
          <table:table-cell table:formula="of:=(([.I20]/1000*5.16)/1000)/(3600/[.J20]/1000000)" office:value-type="float" office:value="77.0194563066667" calcext:value-type="float">
            <text:p>77.019456306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\_32</text:p>
          </table:table-cell>
          <table:table-cell office:value-type="float" office:value="438.5" calcext:value-type="float">
            <text:p>438.5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5" calcext:value-type="float">
            <text:p>438.5</text:p>
          </table:table-cell>
          <table:table-cell office:value-type="float" office:value="108111" calcext:value-type="float">
            <text:p>108111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1" calcext:value-type="float">
            <text:p>108111</text:p>
          </table:table-cell>
          <table:table-cell table:formula="of:=MEDIAN([.C21:.E21])" office:value-type="float" office:value="438.5" calcext:value-type="float">
            <text:p>438.5</text:p>
          </table:table-cell>
          <table:table-cell table:formula="of:=MEDIAN([.F21:.H21])/1000" office:value-type="float" office:value="108.111" calcext:value-type="float">
            <text:p>108.111</text:p>
          </table:table-cell>
          <table:table-cell table:formula="of:=[.I21]*5.16/1000" office:value-type="float" office:value="2.26266" calcext:value-type="float">
            <text:p>2.26266</text:p>
          </table:table-cell>
          <table:table-cell table:formula="of:=(([.I21]/1000*5.16)/1000)/(3600/[.J21]/1000000)" office:value-type="float" office:value="67.94956535" calcext:value-type="float">
            <text:p>67.94956535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r\_0</text:p>
          </table:table-cell>
          <table:table-cell table:style-name="ce1" office:value-type="float" office:value="438.8" calcext:value-type="float">
            <text:p>438.8</text:p>
          </table:table-cell>
          <table:table-cell table:style-name="ce1" office:value-type="float" office:value="438.7" calcext:value-type="float">
            <text:p>438.7</text:p>
          </table:table-cell>
          <table:table-cell table:style-name="ce1" office:value-type="float" office:value="438.8" calcext:value-type="float">
            <text:p>438.8</text:p>
          </table:table-cell>
          <table:table-cell table:style-name="ce1" office:value-type="float" office:value="123555" calcext:value-type="float">
            <text:p>123555</text:p>
          </table:table-cell>
          <table:table-cell table:number-columns-repeated="2" table:style-name="ce1" office:value-type="float" office:value="123554" calcext:value-type="float">
            <text:p>123554</text:p>
          </table:table-cell>
          <table:table-cell table:style-name="ce1" table:formula="of:=MEDIAN([.C22:.E22])" office:value-type="float" office:value="438.8" calcext:value-type="float">
            <text:p>438.8</text:p>
          </table:table-cell>
          <table:table-cell table:style-name="ce1" table:formula="of:=MEDIAN([.F22:.H22])/1000" office:value-type="float" office:value="123.554" calcext:value-type="float">
            <text:p>123.554</text:p>
          </table:table-cell>
          <table:table-cell table:style-name="ce1" table:formula="of:=[.I22]*5.16/1000" office:value-type="float" office:value="2.264208" calcext:value-type="float">
            <text:p>2.264208</text:p>
          </table:table-cell>
          <table:table-cell table:style-name="ce1" table:formula="of:=(([.I22]/1000*5.16)/1000)/(3600/[.J22]/1000000)" office:value-type="float" office:value="77.7088764533333" calcext:value-type="float">
            <text:p>77.7088764533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\_32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2.7" calcext:value-type="float">
            <text:p>432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23:.E23])" office:value-type="float" office:value="432.7" calcext:value-type="float">
            <text:p>432.7</text:p>
          </table:table-cell>
          <table:table-cell table:formula="of:=MEDIAN([.F23:.H23])/1000" office:value-type="float" office:value="108.112" calcext:value-type="float">
            <text:p>108.112</text:p>
          </table:table-cell>
          <table:table-cell table:formula="of:=[.I23]*5.16/1000" office:value-type="float" office:value="2.232732" calcext:value-type="float">
            <text:p>2.232732</text:p>
          </table:table-cell>
          <table:table-cell table:formula="of:=(([.I23]/1000*5.16)/1000)/(3600/[.J23]/1000000)" office:value-type="float" office:value="67.0514227733333" calcext:value-type="float">
            <text:p>67.0514227733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29.4" calcext:value-type="float">
            <text:p>429.4</text:p>
          </table:table-cell>
          <table:table-cell office:value-type="float" office:value="429.3" calcext:value-type="float">
            <text:p>429.3</text:p>
          </table:table-cell>
          <table:table-cell table:number-columns-repeated="3" office:value-type="float" office:value="123555" calcext:value-type="float">
            <text:p>123555</text:p>
          </table:table-cell>
          <table:table-cell table:formula="of:=MEDIAN([.C24:.E24])" office:value-type="float" office:value="429.4" calcext:value-type="float">
            <text:p>429.4</text:p>
          </table:table-cell>
          <table:table-cell table:formula="of:=MEDIAN([.F24:.H24])/1000" office:value-type="float" office:value="123.555" calcext:value-type="float">
            <text:p>123.555</text:p>
          </table:table-cell>
          <table:table-cell table:formula="of:=[.I24]*5.16/1000" office:value-type="float" office:value="2.215704" calcext:value-type="float">
            <text:p>2.215704</text:p>
          </table:table-cell>
          <table:table-cell table:formula="of:=(([.I24]/1000*5.16)/1000)/(3600/[.J24]/1000000)" office:value-type="float" office:value="76.0448077" calcext:value-type="float">
            <text:p>76.044807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\_32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6" calcext:value-type="float">
            <text:p>432.6</text:p>
          </table:table-cell>
          <table:table-cell office:value-type="float" office:value="108113" calcext:value-type="float">
            <text:p>108113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table:formula="of:=MEDIAN([.C25:.E25])" office:value-type="float" office:value="432.5" calcext:value-type="float">
            <text:p>432.5</text:p>
          </table:table-cell>
          <table:table-cell table:formula="of:=MEDIAN([.F25:.H25])/1000" office:value-type="float" office:value="108.112" calcext:value-type="float">
            <text:p>108.112</text:p>
          </table:table-cell>
          <table:table-cell table:formula="of:=[.I25]*5.16/1000" office:value-type="float" office:value="2.2317" calcext:value-type="float">
            <text:p>2.2317</text:p>
          </table:table-cell>
          <table:table-cell table:formula="of:=(([.I25]/1000*5.16)/1000)/(3600/[.J25]/1000000)" office:value-type="float" office:value="67.0204306666667" calcext:value-type="float">
            <text:p>67.0204306667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Galileo.B2:Galileo.H23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Raspberry.A2:Raspberry.H25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4:02:42.864186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6-14T15:06:13.484438588</dc:date>
    <dc:creator>Samuel Riolo</dc:creator>
    <meta:editing-duration>P8DT12H1M43S</meta:editing-duration>
    <meta:editing-cycles>41</meta:editing-cycles>
    <meta:generator>LibreOffice/4.2.8.2$Linux_X86_64 LibreOffice_project/420m0$Build-2</meta:generator>
    <meta:document-statistic meta:table-count="2" meta:cell-count="5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3.401cm" svg:y="4.204cm" style:legend-expansion="high" chart:style-name="ch2"/>
        <chart:plot-area chart:style-name="ch3" table:cell-range-address="Galileo.B3:Galileo.B23 Galileo.L2:Galileo.L23" chart:data-source-has-labels="both" svg:x="0.319cm" svg:y="0.18cm" svg:width="12.763cm" svg:height="8.646cm">
          <chartooo:coordinate-region svg:x="1.126cm" svg:y="0.379cm" svg:width="11.956cm" svg:height="7.001cm"/>
          <chart:axis chart:dimension="x" chart:name="primary-x" chart:style-name="ch4" chartooo:axis-type="auto">
            <chartooo:date-scale/>
            <chart:categories table:cell-range-address="Galileo.B3:Galileo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L3:Galileo.L23" chart:label-cell-address="Galileo.L2:Galileo.L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mWh</text:p>
                <draw:g>
                  <svg:desc>Galileo.L2:Galileo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3:Galileo.B23</svg:desc>
                </draw:g>
              </table:table-cell>
              <table:table-cell office:value-type="float" office:value="79.9678224">
                <text:p>79.9678224</text:p>
                <draw:g>
                  <svg:desc>Galileo.L3:Galileo.L23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89.6101614633333">
                <text:p>89.6101614633333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99.75168294">
                <text:p>99.75168294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89.8600619833333">
                <text:p>89.86006198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89.83923694">
                <text:p>89.83923694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90.6305885866667">
                <text:p>90.6305885866667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10.16054072">
                <text:p>110.16054072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10.134467526667">
                <text:p>110.134467526667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10.18599371">
                <text:p>110.18599371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0.18537322">
                <text:p>110.18537322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38.45400752">
                <text:p>138.45400752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39.19908056">
                <text:p>139.19908056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90.7347138033333">
                <text:p>90.7347138033333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00.51526576">
                <text:p>100.51526576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90.6097635433333">
                <text:p>90.6097635433333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89.4852112033333">
                <text:p>89.4852112033333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89.7975868533333">
                <text:p>89.7975868533333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89.8606804666667">
                <text:p>89.8606804666667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90.5889385">
                <text:p>90.588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bar" chart:style-name="ch1">
        <chart:legend chart:legend-position="end" svg:x="13.934cm" svg:y="4.204cm" style:legend-expansion="high" chart:style-name="ch2"/>
        <chart:plot-area chart:style-name="ch3" table:cell-range-address="Raspberry.B3:Raspberry.B25 Raspberry.J2:Raspberry.J25" chart:data-source-has-labels="both" svg:x="0.32cm" svg:y="0.18cm" svg:width="13.294cm" svg:height="8.646cm">
          <chartooo:coordinate-region svg:x="1.127cm" svg:y="0.379cm" svg:width="12.487cm" svg:height="6.925cm"/>
          <chart:axis chart:dimension="x" chart:name="primary-x" chart:style-name="ch4" chartooo:axis-type="auto">
            <chartooo:date-scale/>
            <chart:categories table:cell-range-address="Raspberry.B3:Raspberry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spberry.J3:Raspberry.J25" chart:label-cell-address="Raspberry.J2:Raspberry.J2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time</text:p>
                <draw:g>
                  <svg:desc>Raspberry.J2:Raspberry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Raspberry.B3:Raspberry.B25</svg:desc>
                </draw:g>
              </table:table-cell>
              <table:table-cell office:value-type="float" office:value="123.556">
                <text:p>123.556</text:p>
                <draw:g>
                  <svg:desc>Raspberry.J3:Raspberry.J25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54.445">
                <text:p>154.445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54.446">
                <text:p>154.446</text:p>
              </table:table-cell>
            </table:table-row>
            <table:table-row>
              <table:table-cell office:value-type="string">
                <text:p>add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add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sadd8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sadd8\_8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sadd16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sadd16\_8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sub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sub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r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lsr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l\_0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l\_32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mul\_0</text:p>
              </table:table-cell>
              <table:table-cell office:value-type="float" office:value="123.557">
                <text:p>123.557</text:p>
              </table:table-cell>
            </table:table-row>
            <table:table-row>
              <table:table-cell office:value-type="string">
                <text:p>mul\_32</text:p>
              </table:table-cell>
              <table:table-cell office:value-type="float" office:value="123.559">
                <text:p>123.559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8.111">
                <text:p>108.111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23.554">
                <text:p>123.554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08.112">
                <text:p>108.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4.01cm" svg:y="4.204cm" style:legend-expansion="high" chart:style-name="ch2"/>
        <chart:plot-area chart:style-name="ch3" table:cell-range-address="Galileo.B3:Galileo.B23 Galileo.K2:Galileo.K23" chart:data-source-has-labels="both" svg:x="0.319cm" svg:y="0.18cm" svg:width="13.372cm" svg:height="8.646cm">
          <chartooo:coordinate-region svg:x="1.231cm" svg:y="0.379cm" svg:width="12.46cm" svg:height="7.001cm"/>
          <chart:axis chart:dimension="x" chart:name="primary-x" chart:style-name="ch4" chartooo:axis-type="auto">
            <chartooo:date-scale/>
            <chart:categories table:cell-range-address="Galileo.B3:Galileo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K3:Galileo.K23" chart:label-cell-address="Galileo.K2:Galileo.K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W</text:p>
                <draw:g>
                  <svg:desc>Galileo.K2:Galileo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3:Galileo.B23</svg:desc>
                </draw:g>
              </table:table-cell>
              <table:table-cell office:value-type="float" office:value="2.74752">
                <text:p>2.74752</text:p>
                <draw:g>
                  <svg:desc>Galileo.K3:Galileo.K23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2.736708">
                <text:p>2.736708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2.741796">
                <text:p>2.741796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2.74434">
                <text:p>2.74434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2.743704">
                <text:p>2.743704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2.767872">
                <text:p>2.767872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2.752608">
                <text:p>2.752608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2.751972">
                <text:p>2.751972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2.753244">
                <text:p>2.753244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2.753244">
                <text:p>2.753244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2.718264">
                <text:p>2.718264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2.732892">
                <text:p>2.732892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2.771052">
                <text:p>2.771052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2.762784">
                <text:p>2.762784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2.767236">
                <text:p>2.767236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2.732892">
                <text:p>2.732892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2.742432">
                <text:p>2.742432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2.74434">
                <text:p>2.74434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2.7666">
                <text:p>2.7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